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44cm" fo:min-width="0.821cm"/>
    </style:style>
    <style:style style:name="gr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49cm" fo:min-width="3.229cm"/>
    </style:style>
    <style:style style:name="gr5" style:family="graphic" style:parent-style-name="standard">
      <style:graphic-properties draw:textarea-horizontal-align="justify" draw:textarea-vertical-align="middle" draw:auto-grow-height="false" fo:min-height="1.364cm" fo:min-width="0.82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11cm" fo:min-width="1.162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814cm" fo:min-width="0.126cm"/>
    </style:style>
    <style:style style:name="gr9" style:family="graphic" style:parent-style-name="standard">
      <style:graphic-properties draw:textarea-horizontal-align="justify" draw:textarea-vertical-align="middle" draw:auto-grow-height="false" fo:min-height="0.201cm" fo:min-width="0.176cm"/>
    </style:style>
    <style:style style:name="gr10" style:family="graphic" style:parent-style-name="standard">
      <style:graphic-properties draw:textarea-horizontal-align="justify" draw:textarea-vertical-align="middle" draw:auto-grow-height="false" fo:min-height="0.201cm" fo:min-width="0.175cm"/>
    </style:style>
    <style:style style:name="gr11" style:family="graphic" style:parent-style-name="objectwithoutfill">
      <style:graphic-properties draw:fill="solid" draw:fill-color="#729fcf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295cm" fo:min-width="0.317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641cm" svg:height="3.188cm" svg:x="4.62cm" svg:y="5.7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" draw:text-style-name="P2" draw:layer="layout" svg:x1="6.021cm" svg:y1="6.566cm" svg:x2="6.021cm" svg:y2="8.133cm">
            <text:p/>
          </draw:line>
          <draw:line draw:style-name="gr3" draw:text-style-name="P3" draw:layer="layout" svg:x1="2.712cm" svg:y1="6.289cm" svg:x2="2.712cm" svg:y2="1.3cm">
            <text:p/>
          </draw:line>
          <draw:line draw:style-name="gr3" draw:text-style-name="P3" draw:layer="layout" svg:x1="2.712cm" svg:y1="8.637cm" svg:x2="2.712cm" svg:y2="14.8cm">
            <text:p/>
          </draw:line>
          <draw:line draw:style-name="gr3" draw:text-style-name="P3" draw:layer="layout" svg:x1="2.712cm" svg:y1="14.8cm" svg:x2="5.94cm" svg:y2="14.8cm">
            <text:p/>
          </draw:line>
          <draw:line draw:style-name="gr3" draw:text-style-name="P3" draw:layer="layout" svg:x1="5.94cm" svg:y1="14.8cm" svg:x2="5.94cm" svg:y2="8.93cm">
            <text:p/>
          </draw:line>
          <draw:line draw:style-name="gr3" draw:text-style-name="P3" draw:layer="layout" svg:x1="5.94cm" svg:y1="5.742cm" svg:x2="5.94cm" svg:y2="1.3cm">
            <text:p/>
          </draw:line>
          <draw:line draw:style-name="gr3" draw:text-style-name="P3" draw:layer="layout" svg:x1="5.94cm" svg:y1="1.3cm" svg:x2="2.712cm" svg:y2="1.3cm">
            <text:p/>
          </draw:line>
          <draw:line draw:style-name="gr3" draw:text-style-name="P3" draw:layer="layout" svg:x1="9.168cm" svg:y1="14.8cm" svg:x2="5.94cm" svg:y2="14.8cm">
            <text:p/>
          </draw:line>
          <draw:line draw:style-name="gr3" draw:text-style-name="P3" draw:layer="layout" svg:x1="9.168cm" svg:y1="14.8cm" svg:x2="9.168cm" svg:y2="8.93cm">
            <text:p/>
          </draw:line>
          <draw:line draw:style-name="gr3" draw:text-style-name="P3" draw:layer="layout" svg:x1="13.864cm" svg:y1="14.8cm" svg:x2="9.168cm" svg:y2="14.8cm">
            <text:p/>
          </draw:line>
          <draw:line draw:style-name="gr3" draw:text-style-name="P3" draw:layer="layout" svg:x1="13.864cm" svg:y1="1.3cm" svg:x2="9.168cm" svg:y2="1.3cm">
            <text:p/>
          </draw:line>
          <draw:line draw:style-name="gr3" draw:text-style-name="P3" draw:layer="layout" svg:x1="13.864cm" svg:y1="3.941cm" svg:x2="13.864cm" svg:y2="1.3cm">
            <text:p/>
          </draw:line>
          <draw:custom-shape draw:style-name="gr4" draw:text-style-name="P4" draw:layer="layout" svg:width="3.729cm" svg:height="3.74cm" draw:transform="skewX (0.000349065850398692) rotate (-0.784001899995854) translate (13.864cm 3.942cm)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5" draw:layer="layout" svg:width="2.641cm" svg:height="3.228cm" svg:x="7.848cm" svg:y="5.702cm">
          <text:p text:style-name="P5">+</text:p>
          <text:p text:style-name="P5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2.348cm" svg:height="2.347cm" svg:x="1.538cm" svg:y="6.29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2" draw:layer="layout" svg:x1="17.58cm" svg:y1="8.66cm" svg:x2="19.928cm" svg:y2="8.66cm">
            <text:p/>
          </draw:line>
          <draw:line draw:style-name="gr7" draw:text-style-name="P2" draw:layer="layout" svg:x1="17.58cm" svg:y1="8.66cm" svg:x2="19.928cm" svg:y2="8.66cm">
            <text:p/>
          </draw:line>
          <draw:line draw:style-name="gr7" draw:text-style-name="P2" draw:layer="layout" svg:x1="17.58cm" svg:y1="9.774cm" svg:x2="19.928cm" svg:y2="9.774cm">
            <text:p/>
          </draw:line>
          <draw:line draw:style-name="gr7" draw:text-style-name="P2" draw:layer="layout" svg:x1="18.737cm" svg:y1="11.278cm" svg:x2="18.756cm" svg:y2="9.765cm">
            <text:p/>
          </draw:line>
          <draw:line draw:style-name="gr7" draw:text-style-name="P2" draw:layer="layout" svg:x1="18.737cm" svg:y1="8.683cm" svg:x2="18.756cm" svg:y2="7.17cm">
            <text:p/>
          </draw:line>
        </draw:g>
        <draw:g>
          <draw:custom-shape draw:style-name="gr8" draw:text-style-name="P1" draw:layer="layout" svg:width="0.626cm" svg:height="2.064cm" draw:transform="rotate (1.5707963267949) translate (21.854cm 6.916cm)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21.862cm" svg:y1="6.599cm" svg:x2="20.908cm" svg:y2="6.586cm">
            <text:p/>
          </draw:line>
          <draw:line draw:style-name="gr7" draw:text-style-name="P2" draw:layer="layout" svg:x1="24.905cm" svg:y1="6.599cm" svg:x2="23.951cm" svg:y2="6.586cm">
            <text:p/>
          </draw:line>
        </draw:g>
        <draw:line draw:style-name="gr3" draw:text-style-name="P3" draw:layer="layout" svg:x1="9.168cm" svg:y1="5.702cm" svg:x2="9.168cm" svg:y2="1.3cm">
          <text:p/>
        </draw:line>
        <draw:g>
          <draw:custom-shape draw:style-name="gr9" draw:text-style-name="P1" draw:layer="layout" svg:width="1.35cm" svg:height="1.353cm" draw:transform="rotate (2.34624611345598) translate (15.089cm 6.21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6.096cm" svg:y1="5.249cm" svg:x2="15.069cm" svg:y2="6.297cm">
            <text:p/>
          </draw:line>
        </draw:g>
        <draw:g>
          <draw:custom-shape draw:style-name="gr9" draw:text-style-name="P1" draw:layer="layout" svg:width="1.35cm" svg:height="1.353cm" draw:transform="rotate (2.34624611345598) translate (12.563cm 8.84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3.57cm" svg:y1="7.883cm" svg:x2="12.543cm" svg:y2="8.931cm">
            <text:p/>
          </draw:line>
        </draw:g>
        <draw:g>
          <draw:custom-shape draw:style-name="gr10" draw:text-style-name="P1" draw:layer="layout" svg:width="1.351cm" svg:height="1.352cm" draw:transform="skewX (0.000698131700797706) rotate (0.810356371700967) translate (14.213cm 7.78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5.201cm" svg:y1="6.772cm" svg:x2="16.212cm" svg:y2="7.836cm">
            <text:p/>
          </draw:line>
        </draw:g>
        <draw:g>
          <draw:custom-shape draw:style-name="gr9" draw:text-style-name="P1" draw:layer="layout" svg:width="1.35cm" svg:height="1.352cm" draw:transform="skewX (-0.000698131700797696) rotate (0.810356371700967) translate (11.657cm 5.2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2.643cm" svg:y1="4.235cm" svg:x2="13.654cm" svg:y2="5.299cm">
            <text:p/>
          </draw:line>
        </draw:g>
        <draw:line draw:style-name="gr11" draw:text-style-name="P6" draw:layer="layout" svg:x1="13.864cm" svg:y1="9.224cm" svg:x2="13.864cm" svg:y2="14.8cm">
          <text:p/>
        </draw:line>
        <draw:line draw:style-name="gr11" draw:text-style-name="P6" draw:layer="layout" svg:x1="11.222cm" svg:y1="6.583cm" svg:x2="10.929cm" svg:y2="6.583cm">
          <text:p/>
        </draw:line>
        <draw:line draw:style-name="gr11" draw:text-style-name="P6" draw:layer="layout" svg:x1="10.929cm" svg:y1="6.583cm" svg:x2="10.929cm" svg:y2="12.159cm">
          <text:p/>
        </draw:line>
        <draw:line draw:style-name="gr11" draw:text-style-name="P6" draw:layer="layout" svg:x1="10.929cm" svg:y1="12.159cm" svg:x2="18.853cm" svg:y2="12.159cm">
          <text:p/>
        </draw:line>
        <draw:line draw:style-name="gr11" draw:text-style-name="P6" draw:layer="layout" svg:x1="16.505cm" svg:y1="6.583cm" svg:x2="18.76cm" svg:y2="6.583cm">
          <text:p/>
        </draw:line>
        <draw:line draw:style-name="gr11" draw:text-style-name="P6" draw:layer="layout" svg:x1="18.761cm" svg:y1="6.583cm" svg:x2="18.761cm" svg:y2="7.17cm">
          <text:p/>
        </draw:line>
        <draw:line draw:style-name="gr11" draw:text-style-name="P6" draw:layer="layout" svg:x1="18.737cm" svg:y1="11.278cm" svg:x2="18.737cm" svg:y2="12.158cm">
          <text:p/>
        </draw:line>
        <draw:line draw:style-name="gr11" draw:text-style-name="P6" draw:layer="layout" svg:x1="18.761cm" svg:y1="6.583cm" svg:x2="21.788cm" svg:y2="6.583cm">
          <text:p/>
        </draw:line>
        <draw:line draw:style-name="gr11" draw:text-style-name="P6" draw:layer="layout" svg:x1="18.853cm" svg:y1="12.159cm" svg:x2="26.19cm" svg:y2="12.159cm">
          <text:p/>
        </draw:line>
        <draw:line draw:style-name="gr11" draw:text-style-name="P6" draw:layer="layout" svg:x1="24.723cm" svg:y1="6.599cm" svg:x2="26.19cm" svg:y2="6.599cm">
          <text:p/>
        </draw:line>
        <draw:line draw:style-name="gr11" draw:text-style-name="P6" draw:layer="layout" svg:x1="26.19cm" svg:y1="6.599cm" svg:x2="26.19cm" svg:y2="8.41cm">
          <text:p/>
        </draw:line>
        <draw:line draw:style-name="gr11" draw:text-style-name="P6" draw:layer="layout" svg:x1="26.19cm" svg:y1="10.104cm" svg:x2="26.19cm" svg:y2="12.158cm">
          <text:p/>
        </draw:line>
        <draw:g>
          <draw:custom-shape draw:style-name="gr12" draw:text-style-name="P1" draw:layer="layout" svg:width="1.633cm" svg:height="1.635cm" draw:transform="skewX (-0.000698131700797729) rotate (-3.12431389399505) translate (27.067cm 10.04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27.069cm" svg:y1="10.105cm" svg:x2="25.295cm" svg:y2="10.074cm">
            <text:p/>
          </draw:lin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0:22:46.116352436</meta:creation-date>
    <dc:date>2021-05-06T11:36:05.273273069</dc:date>
    <meta:editing-duration>PT15M32S</meta:editing-duration>
    <meta:editing-cycles>5</meta:editing-cycles>
    <meta:generator>LibreOffice/6.4.5.2$Linux_X86_64 LibreOffice_project/40$Build-2</meta:generator>
    <meta:document-statistic meta:object-count="78"/>
  </office:meta>
</office:document-meta>
</file>